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07894" officeooo:paragraph-rsid="00007894"/>
    </style:style>
    <style:style style:name="P2" style:family="paragraph" style:parent-style-name="Standard">
      <style:text-properties officeooo:rsid="00007894" officeooo:paragraph-rsid="00007894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Standard">
      <style:text-properties fo:font-weight="bold" officeooo:rsid="00007894" officeooo:paragraph-rsid="00007894" style:font-weight-asian="bold" style:font-weight-complex="bold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040799"/>
    </style:style>
    <style:style style:name="P9" style:family="paragraph" style:parent-style-name="Quotations">
      <style:text-properties officeooo:paragraph-rsid="00040799"/>
    </style:style>
    <style:style style:name="P10" style:family="paragraph" style:parent-style-name="Quotations">
      <style:paragraph-properties fo:margin-left="0in" fo:margin-right="0.3937in" fo:text-indent="0in" style:auto-text-indent="false"/>
      <style:text-properties officeooo:paragraph-rsid="00040799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>
      <style:text-properties officeooo:paragraph-rsid="00007894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078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4079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T HUB</text:p>
      <text:h text:style-name="Heading_20_3" text:outline-level="3"><text:span text:style-name="Strong_20_Emphasis"><text:span text:style-name="T1">1. </text:span></text:span><text:span text:style-name="Strong_20_Emphasis">Passos para subir seu projeto pelo terminal</text:span></text:h>
      <text:list xml:id="list171411625" text:style-name="L1">
        <text:list-item>
          <text:p text:style-name="P11"><text:span text:style-name="Strong_20_Emphasis">Abra o terminal e navegue até a pasta do projeto: </text:span><text:span text:style-name="Source_20_Text">cd caminho/da/pasta/do/seu-projeto</text:span></text:p>
        </text:list-item>
      </text:list>
      <text:list xml:id="list2302393627" text:style-name="L2">
        <text:list-item>
          <text:p text:style-name="P12"><text:span text:style-name="Strong_20_Emphasis">Inicie o repositório Git local: </text:span><text:span text:style-name="Source_20_Text">git init</text:span></text:p>
        </text:list-item>
      </text:list>
      <text:list xml:id="list1753765084" text:style-name="L3">
        <text:list-item>
          <text:p text:style-name="P13"><text:span text:style-name="Strong_20_Emphasis">Adicione todos os arquivos ao repositório: </text:span><text:span text:style-name="Source_20_Text">git add .</text:span></text:p>
        </text:list-item>
      </text:list>
      <text:list xml:id="list3708795845" text:style-name="L4">
        <text:list-item>
          <text:p text:style-name="P14"><text:span text:style-name="Strong_20_Emphasis">Faça o primeiro commit: </text:span><text:span text:style-name="Source_20_Text">git commit -m "Primeiro commit do projeto HTML e CSS"</text:span></text:p>
        </text:list-item>
      </text:list>
      <text:list xml:id="list620900311" text:style-name="L5">
        <text:list-item>
          <text:p text:style-name="P15"><text:span text:style-name="Strong_20_Emphasis">Crie um repositório no GitHub</text:span></text:p>
        </text:list-item>
      </text:list>
      <text:list xml:id="list3823276772" text:style-name="L6">
        <text:list-item>
          <text:p text:style-name="P16">Vá no <text:a xlink:type="simple" xlink:href="https://github.com/" text:style-name="Internet_20_link" text:visited-style-name="Visited_20_Internet_20_Link">github.com</text:a></text:p>
        </text:list-item>
        <text:list-item>
          <text:p text:style-name="P16">Clique no botão <text:span text:style-name="Strong_20_Emphasis">"New"</text:span> (novo repositório)</text:p>
        </text:list-item>
        <text:list-item>
          <text:p text:style-name="P16">Dê um nome (ex: <text:span text:style-name="Source_20_Text">meu-site-html-css</text:span>)</text:p>
        </text:list-item>
        <text:list-item>
          <text:p text:style-name="P16"><text:span text:style-name="Strong_20_Emphasis">NÃO marque nenhuma opção de README, .gitignore ou licença</text:span></text:p>
        </text:list-item>
        <text:list-item>
          <text:p text:style-name="P16">Clique em <text:span text:style-name="Strong_20_Emphasis">"Create repository"</text:span></text:p>
        </text:list-item>
      </text:list>
      <text:p text:style-name="Text_20_body"><text:span text:style-name="Strong_20_Emphasis"/></text:p>
      <text:list xml:id="list2903571173" text:style-name="L7">
        <text:list-item>
          <text:p text:style-name="P17"><text:span text:style-name="Strong_20_Emphasis">Copie a URL do repositório remoto</text:span> Exemplo:</text:p>
        </text:list-item>
      </text:list>
      <text:p text:style-name="P3"><text:a xlink:type="simple" xlink:href="https://github.com/seu-usuario/meu-site-html-css.git" text:style-name="Internet_20_link" text:visited-style-name="Visited_20_Internet_20_Link"><text:span text:style-name="Source_20_Text">https://github.com/seu-usuario/meu-site-html-css.git</text:span></text:a></text:p>
      <text:p text:style-name="P3"><text:span text:style-name="Source_20_Text"/></text:p>
      <text:list xml:id="list2250511942" text:style-name="L8">
        <text:list-item>
          <text:p text:style-name="P18"><text:span text:style-name="Strong_20_Emphasis">Conecte seu projeto local ao repositório do GitHub</text:span></text:p>
        </text:list-item>
      </text:list>
      <text:p text:style-name="P3"><text:span text:style-name="Source_20_Text">git remote add origin </text:span><text:a xlink:type="simple" xlink:href="https://github.com/seu-usuario/meu-site-html-css.git" text:style-name="Internet_20_link" text:visited-style-name="Visited_20_Internet_20_Link"><text:span text:style-name="Source_20_Text">https://github.com/seu-usuario/meu-site-html-css.git</text:span></text:a></text:p>
      <text:p text:style-name="P3"><text:span text:style-name="Source_20_Text"/></text:p>
      <text:p text:style-name="P8"><text:span text:style-name="Source_20_Text"><text:span text:style-name="T4">Crie uma branch</text:span></text:span></text:p>
      <text:p text:style-name="P8"><text:span text:style-name="Source_20_Text"><text:span text:style-name="T4">8. </text:span></text:span><text:span text:style-name="Source_20_Text"><text:span text:style-name="T4">git branch</text:span></text:span></text:p>
      <text:p text:style-name="P10"><text:span text:style-name="Source_20_Text"><text:span text:style-name="T4">9. </text:span></text:span><text:span text:style-name="Source_20_Text">git .add</text:span></text:p>
      <text:p text:style-name="P10"><text:span text:style-name="Source_20_Text"><text:span text:style-name="T4">10. </text:span></text:span><text:span text:style-name="Source_20_Text">git commit -m "Primeiro commit"</text:span></text:p>
      <text:p text:style-name="P10"><text:span text:style-name="Source_20_Text"><text:span text:style-name="T4">11. </text:span></text:span><text:span text:style-name="Source_20_Text">git push -u origin master</text:span></text:p>
      <text:p text:style-name="P9"><text:span text:style-name="Source_20_Text"/></text:p>
      <text:list xml:id="list2943597919" text:style-name="L9">
        <text:list-item>
          <text:p text:style-name="P19"><text:span text:style-name="Strong_20_Emphasis">Envie seu projeto para o GitHub: </text:span><text:span text:style-name="Source_20_Text">git push -u origin master</text:span></text:p>
        </text:list-item>
      </text:list>
      <text:p text:style-name="Quotations"><text:span text:style-name="T2">Se der erro com </text:span><text:span text:style-name="Source_20_Text"><text:span text:style-name="T2">master</text:span></text:span><text:span text:style-name="T2">, use </text:span><text:span text:style-name="Source_20_Text"><text:span text:style-name="T2">main</text:span></text:span><text:span text:style-name="T2">: </text:span><text:span text:style-name="Source_20_Text">git push -u origin mai</text:span><text:span text:style-name="Source_20_Text"><text:span text:style-name="T4">n</text:span></text:span></text:p>
      <text:p text:style-name="P2"/>
      <text:p text:style-name="P2"/>
      <text:h text:style-name="P1" text:outline-level="3"><text:soft-page-break/><text:span text:style-name="Strong_20_Emphasis">2. Quando fizer alterações no seu projeto</text:span></text:h>
      <text:p text:style-name="Text_20_body">Sempre que você editar, adicionar ou remover arquivos, siga esse mini fluxo pra <text:span text:style-name="Strong_20_Emphasis">atualizar o repositório no GitHub</text:span>:</text:p>
      <text:p text:style-name="P2">git add .</text:p>
      <text:p text:style-name="P2">git commit -m "Descreva aqui o que você mudou"</text:p>
      <text:p text:style-name="P2">git push origin master <text:s/># ou 'main' se for o nome do seu branch</text:p>
      <text:p text:style-name="P2"/>
      <text:p text:style-name="P2"/>
      <text:p text:style-name="P2"/>
      <text:h text:style-name="P1" text:outline-level="3"><text:span text:style-name="Strong_20_Emphasis">3. Se quiser continuar o projeto em casa, faça assim:</text:span></text:h>
      <text:p text:style-name="Text_20_body">No computador de casa:</text:p>
      <text:h text:style-name="Heading_20_4" text:outline-level="4"><text:span text:style-name="Strong_20_Emphasis">Clone o projeto</text:span></text:h>
      <text:p text:style-name="P4"><text:span text:style-name="Source_20_Text">git clone https://github.com/IlkaMatsimbe/Projectos_HTML-CSS.git</text:span></text:p>
      <text:p text:style-name="Text_20_body">Isso vai criar uma cópia local do seu projeto.</text:p>
      <text:h text:style-name="Heading_20_4" text:outline-level="4"><text:span text:style-name="Strong_20_Emphasis">Entre na pasta e trabalhe normalmente: </text:span><text:span text:style-name="Source_20_Text"><text:span text:style-name="T3">cd Projectos_HTML-CSS</text:span></text:span></text:h>
      <text:p text:style-name="P20">Agora você pode editar, e quando terminar:</text:p>
      <text:p text:style-name="P5"><text:span text:style-name="Source_20_Text">git add .</text:span></text:p>
      <text:p text:style-name="P5"><text:span text:style-name="Source_20_Text">git commit -m "Nova atualização feita em casa"</text:span></text:p>
      <text:p text:style-name="P4"><text:span text:style-name="Source_20_Text">git push origin master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0:53:26.863627744</meta:creation-date>
    <dc:date>2025-04-18T10:39:39.403974030</dc:date>
    <meta:editing-duration>PT1H19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272" meta:character-count="1620" meta:non-whitespace-character-count="1398"/>
  </office:meta>
</office:document-meta>
</file>